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Unbalance Patch 2 operates as a modification to the game that aims to streamline certain features whilst at the same time enact a more hardcore difficulty.</text:p>
      <text:p text:style-name="Normal"/>
      <text:p text:style-name="Normal">This is executed by shifting around stats that dictate colonies and the economy. Making smuggling less rewarding. And colonies less infinite in capital short-termly</text:p>
      <text:p text:style-name="Normal"/>
      <text:p text:style-name="Normal">Additionally this mod completely overhauls the balance of the game. Bringing back the imagined poor flux efficiency, inaccurate weapons of old. From before buffs and power creep that put them in the modern state of consequence-free pummelling. To put it bluntly.</text:p>
      <text:p text:style-name="Normal"/>
      <text:p text:style-name="Normal">When stating this I would like to underline that I have a lot of respect for the developers of this game. And the reason I have made this mod isn't out of spite for the game's inherent systems but belief that I could make them function better at least for my own tastes</text:p>
      <text:p text:style-name="Normal"/>
      <text:p text:style-name="Normal">It important to mention that beyond changes to smuggling and those balancing reversals which implore a more punishing game design. The mod also modifies a variety of things that make the game less punishing.</text:p>
      <text:p text:style-name="Normal"/>
      <text:p text:style-name="Normal">Threat, Shrouded Dweller, Remnants and Omega have been nerfed. Any overperforming ships or option that may feel frustrating to fight has been adapted to fit this different doctrine of combat created by underperforming weapons</text:p>
      <text:p text:style-name="Normal"/>
      <text:p text:style-name="Normal">And I should note that beyond changes to weapons there have been vast changes to hulls as well. Both old and new. Everything has been adapted for some imagined old world balancing ideals. For example Paragon has been restored back to 50 DP. This being caused by the weakening of large energies. This also came at the cost of making Fortress Shield slightly weaker. Making it increase the strength of the shield by a factor of 5 instead of 10</text:p>
      <text:p text:style-name="Normal"/>
      <text:p text:style-name="Normal">etc.</text:p>
      <text:p text:style-name="Normal"/>
      <text:p text:style-name="Normal">The colonies have had beyond having their upkeep costs increased theoretically. Their general industry upkeep cost decreased as values. As in high tech industries have had their upkeeps halved. But the general upkeep has been doubled. Therefore their upkeep has stayed the same contrary to upkeep of low tech infrastructure, such as farming or spaceport</text:p>
      <text:p text:style-name="Normal"/>
      <text:p text:style-name="Normal">This change does not apply to military bases which are now a structure instead of an industry. Allowing you to place them as long as you have the capital which you very often simply will not have</text:p>
      <text:p text:style-name="Normal"/>
      <text:p text:style-name="Normal">[b]Download Link:[/b] https://github.com/Limieczeczerz/Unbalance-Patch-2/blob/main/Unbalance%20Patch%201.031.zip</text:p>
      <text:p text:style-name="Normal"/>
      <text:p text:style-name="Normal">Screenshots:</text:p>
      <text:p text:style-name="Normal">[spoiler][img]https://i.imgur.com/VHSkpgg.png[/img]</text:p>
      <text:p text:style-name="Normal"/>
      <text:p text:style-name="Normal">[img]https://i.imgur.com/yia1YDt.png[/img]</text:p>
      <text:p text:style-name="Normal"/>
      <text:p text:style-name="Normal">[img]https://i.imgur.com/ECtNjH9.png[/img]</text:p>
      <text:p text:style-name="Normal"/>
      <text:p text:style-name="Normal">[img]https://i.imgur.com/wFnHyBP.png[/img]</text:p>
      <text:p text:style-name="Normal"/>
      <text:p text:style-name="Normal">[img]https://i.imgur.com/oQWR18K.png[/img]</text:p>
      <text:p text:style-name="Normal"/>
      <text:p text:style-name="Normal">[img]https://i.imgur.com/PLp3Tm4.png[/img][/spoiler]</text:p>
      <text:p text:style-name="Normal"/>
      <text:p text:style-name="Normal">[hr]</text:p>
      <text:p text:style-name="Normal"/>
      <text:p text:style-name="Normal">Other important features:</text:p>
      <text:p text:style-name="Normal"/>
      <text:p text:style-name="Normal">- Rebalanced fleet PTS system allowing more fair combat engagements throughout the game that produce more linear scaling</text:p>
      <text:p text:style-name="Normal"/>
      <text:p text:style-name="Normal">- The ability to sell weapons at 100% value at markets</text:p>
      <text:p text:style-name="Normal"/>
      <text:p text:style-name="Normal">- Increased pace of officer levelling and decreased pace of levelling up in the early stages of the game</text:p>
      <text:p text:style-name="Normal"/>
      <text:p text:style-name="Normal">- Moderate changes to Core World markets such as placing a Military Base on Epiphany that prevents Chalcedon from being in constant shortages of military personnel</text:p>
      <text:p text:style-name="Normal"/>
      <text:p text:style-name="Normal">- [s]Rebalancing of doctrines of factions in a way that does not put them necessarily at odds with their vanilla imagining. Not always however as Sindrian Diktat faction for example has received some radical changes to their doctrine to allow for a more challenging gameplay[/s]</text:p>
      <text:p text:style-name="Normal">(This mostly means new ships now, as doctrine changes have been reverted to vanilla status as to not alter their vanilla personality)</text:p>
      <text:p text:style-name="Normal"/>
      <text:p text:style-name="Normal">- Rebalancing of Retribution of Nova to allow them to actually perform the role of a frontline assault unit</text:p>
      <text:p text:style-name="Normal"/>
      <text:p text:style-name="Normal">- Nerfing of Elite skills and various admiral skills to their previous states, which heavily affects Remnant performance and removes certain overpowered rapidly scaling options from the game</text:p>
      <text:p text:style-name="Normal"/>
      <text:p text:style-name="Normal">- Complete overhaul to carrier performance making them significantly deadlier than they ever were</text:p>
      <text:p text:style-name="Normal"/>
      <text:p text:style-name="Normal">- Complete overhaul to phase ship performance, making them rely on phase cloak instead of systems, by nerfing said systems for phase ships and then removing phase cloak stress. Durability of various High Tech phase ships has been reduced to compensate</text:p>
      <text:p text:style-name="Normal"/>
      <text:p text:style-name="Normal">- Rebalancing to Colony Crisis which involves increasing the amount of points deduced when targeting various factors such as fleets patrolling within your system. At the same time the general amount of fleets has been reduced to make your system's feel less like a giant party you are not invited to</text:p>
      <text:p text:style-name="Normal"/>
      <text:p text:style-name="Normal">- Increase in quantity of pirate and Pather bases to create more havoc on the market and justify joining said factions reputation-wise</text:p>
      <text:p text:style-name="Normal"/>
      <text:p text:style-name="Normal">- Slight tweaks given to hostilities mechanic that involves reducing the amount of times it occurs and giving the player a slight reputation boost instead of a penalty when hostilities end to encourage players to perform acts of violence against opposing factions</text:p>
      <text:p text:style-name="Normal"/>
      <text:p text:style-name="Normal">[hr]</text:p>
      <text:p text:style-name="Normal"/>
      <text:p text:style-name="Normal">- Unlike previous iterations of this mod idea, this mod does not increase travel speed or combat speed as it attempts to retain the original feel of vanilla with simply completely overhauled balancing and tweaked features</text:p>
      <text:p text:style-name="Normal"/>
      <text:p text:style-name="Normal">- This mod heavily alters PTS values of vanilla ships and thus is incompatible with other mods if it comes to autoresolve values. An Onslaught to create linear fleet scaling has had its PTS increased from something like 30 to 37. A Radiant is 54 PTS where as in vanilla it is 30. You can see this would create issues with other mods. And thus it is not recommended that you play this mod in conjunction with other mod experiences. Unless said mod experiences do not add any other ships into the game. Or you are willing to edit these ship's PTS values to work in accordance with this system</text:p>
      <text:p text:style-name="Normal"/>
      <text:p text:style-name="Normal">- The formula of this system is the ship's DP value -10%, rounded down</text:p>
      <text:p text:style-name="Normal">Which translates to a 40 DP ship being 37 PTS, and a 60 DP ship being 54, etc.</text:p>
      <text:p text:style-name="Normal">There are exceptions to this rule such as Guardian, Ziggurat, Threat, Shrouded Dweller and Omega enemies</text:p>
      <text:p text:style-name="Normal"/>
      <text:p text:style-name="Normal">[hr]</text:p>
      <text:p text:style-name="Normal"/>
      <text:p text:style-name="Normal">Even though I have stated that this mod makes the game less punishing, I was referring mostly to combat. The actually campaign difficult has been greatly increased by mentioned nerfs to economy and colonies. As well as the fact that the mechanic of losing weapons in combat has been added back into the game</text:p>
      <text:p text:style-name="Normal"/>
      <text:p text:style-name="Normal">This translates to Omega weapons and other unique weapons being possible to lose in combat. But note that these weapons have been heavily nerfed to be generally on par with standard human weapons but with unique interesting mechanics that make them subjectively superior to human weapons. But not necessarily overpowered in turn</text:p>
      <text:p text:style-name="Normal"/>
      <text:p text:style-name="Normal">This has been done to reduce difficulty in later stages of the game. And also allow for the late game enemies to be technically engaged already in mid game. Such as the Hypershunt Tap which the taking control of could be extremely important to your playthrough. Allowing for accelerated colony's development</text:p>
      <text:p text:style-name="Normal"/>
      <text:p text:style-name="Normal">[hr]</text:p>
      <text:p text:style-name="Normal"/>
      <text:p text:style-name="Normal">Additional important note is that admin strength has been increased. You can now have up to 10 admins instead of 2-3 as in vanilla. Industrial Planning skill on top of increasing production, also reduces demand by 1. Allowing you to gain access to late game items already at 8 production instead of 9. This translates to being able to give Catalytic Core to Culann and then have it produce 8 Transplutonics which will allow you to trigger the Hypershunt and have an additional industry</text:p>
      <text:p text:style-name="Normal"/>
      <text:p text:style-name="Normal">The amount of contacts has been increased to 10. Note the rewards from bounties has not been increased. They are as deadly and paying in absolutely *** as ever. I have not altered bounty payouts because I still wanted players to feel encouraged to take part within other missions. Or running moderate fleets. Especially considering phase ships are now more convenient and thus stealth should be easier by the virtue of being able to use them more often</text:p>
      <text:p text:style-name="Normal"/>
      <text:p text:style-name="Normal">[hr]</text:p>
      <text:p text:style-name="Normal"/>
      <text:p text:style-name="Normal">Grendel (now named Wendigo) and Anubis have been streamlined. And by extension heavily nerfed. </text:p>
      <text:p text:style-name="Normal"/>
      <text:p text:style-name="Normal">Anubis has had most of its penalties removed. It kept a general flux penalty. And had a new penalty in form of reduced range attached to it. It has had its DP increased all the way to 30. This compounds with the fact that Paladin PD has had its flux efficiency brought back to 0.5 from 0.3</text:p>
      <text:p text:style-name="Normal"/>
      <text:p text:style-name="Normal">Grendel has been given the right to hold ITU, but is now 30 DP and instead of using an ammo feed system. It has burn drive, allowing it to quickly close the gap to finish off lighter enemies or maintain its aggression in combat</text:p>
      <text:p text:style-name="Normal"/>
      <text:p text:style-name="Normal">This has been made possible by the nerfing of various long ranged weapons. Namely Hypervelocity Driver and Heavy Mauler. The former losing some damage. And latter gaining recoil. Note that these nerfs do not exist in a vacuum. And are part of a variety of other nerfs applied to make weapons generally less incompetent in design. And thus combat less binary in design. The definition of what I mean here is relatively complex</text:p>
      <text:p text:style-name="Normal"/>
      <text:p text:style-name="Normal">[hr]</text:p>
      <text:p text:style-name="Normal"/>
      <text:p text:style-name="Normal">Most missiles have had their strength increased or in cases reverted or redesigned. Dragon has received additional range when targeting. Squall went back to being able to deal damage and having EMP. But has had its ammo capacity reduced. Proximity Charge Launcher has received strange nerfs. Locust similarly. Pilum is back to dealing HE damage. Hurricane has again 11 projectiles. Hydra and Gorgon have had their ammo capacity severely reduced and their behaviour slightly altered to make them more fair to fight against</text:p>
      <text:p text:style-name="Normal"/>
      <text:p text:style-name="Normal">Various PD weapons have been nerfed. Mostly energy PD weapons. But additionally Vulcan, Devastator and all late game enemy PD weapons. Making both missiles and fighters more effective</text:p>
      <text:p text:style-name="Normal"/>
      <text:p text:style-name="Normal">Fighters have had all of their high delay weapons removed. Roaming ranges increased. Shielded fighters now use a 0.6 shield instead of 1 efficiency shield. Making them significantly tankier. Fighters such as Warthog have had their flux venting and capacity increased to allow for an uncompromising barrage of projectiles rather than underwhelming burst of vanilla Broadsword. Yes, Broadsword can now fire light machine gun fire for a significantly longer time</text:p>
      <text:p text:style-name="Normal"/>
      <text:p text:style-name="Normal">Carriers have had their DP reduced, Condor is 8 DP for example. Systems changed, Astral's recall cooldown is now 1 second. Swapped, Heron now has reserve deployment and Drover targeting feed. Their OP budgets have been reverted to old small numbers. This also applies to Legion</text:p>
      <text:p text:style-name="Normal"/>
      <text:p text:style-name="Normal">Heavy Armour has been nerfed to cause a 10% mobility reduction always which boosts to vanilla s-mod penalty of 30%. Shield Shunt has had its strength increased to 25%. These changes need to be thought about with the fact that that various antiarmour weapons have had their effectiveness reduced. Such as Breach now having only 9 projectiles per small and 30 per medium. Or Mining Blaster being reverted to its old Mining Blaster downgrade state (hybrid mount status maintained)</text:p>
      <text:p text:style-name="Normal"/>
      <text:p text:style-name="Normal">Admiral skills such as Cybernetic Augmentation, Support Doctrine had their status reverted to pre buff values. Industrial skills are now encouraged by a merciless economy which is based in constant shortages in base state. Limitation as to where goods can be acquired and inability to rapidly earn money through casual smuggling or deification via colony status</text:p>
      <text:p text:style-name="Normal"/>
      <text:p text:style-name="Normal">Combat freighters are now significantly more effective than they are in vanilla due to this fact. But additionally due to the fact that they have unlike all the other ships, such as Scarab. They have received the least buffs. And when I started taking away buffs one by one. Their design based in defensive stats that exploit the inadequacy of weapons. Or the fact that they have seldom received buffs. Has caused them to become significantly stronger.</text:p>
      <text:p text:style-name="Normal"/>
      <text:p text:style-name="Normal">A Brawler with reduced flux stats and shield angle, and standing at 6 DP is now comparable in value to a Wayfarer standing at 5 DP. Similarly Vigilance with lacklustre flux stats and shield angle. Or Centurion standing at 6 DP. Same applies to ships like Hound, Venture, Cerberus</text:p>
      <text:p text:style-name="Normal"/>
      <text:p text:style-name="Normal">Apogee has been reverted to being a 25 DP heavy cruiser. As with nerfed weapons its durability stats are now difficult to overwhelm contrary to what occurs in vanilla</text:p>
      <text:p text:style-name="Normal"/>
      <text:p text:style-name="Normal">Conquest has had its OP raised by 30. Odyssey now wields improved High Tech bombers thanks to increase in their shield efficiency and stronger missiles. Nova has received a vast buff to armour and hull durability. This translates to battlecruisers being significantly stronger than they are in vanilla. But with newly added weaknesses of more incompetent direct damage weapons. But not missiles. This works both ways as lacklustre damage coming from enemies or you may increase these ships' durability</text:p>
      <text:p text:style-name="Normal"/>
      <text:p text:style-name="Normal">Additionally Heron and Odyssey's max speed has been increased by 10. Fury has had its max speed reduced slightly. This makes Odyssey and Heron significantly more difficult to keep up with opponents. And ironically enough Fury is fairly powerful in this balancing image and thus had to be kept in check</text:p>
      <text:p text:style-name="Normal"/>
      <text:p text:style-name="Normal">Eagle has been nerfed to pre buff stats. Lower flux stats, etc.</text:p>
      <text:p text:style-name="Normal">Pirate Shrike is now 8 DP. As base Shrike is now 9 due to the fact that various other balancing factors have made it stronger.</text:p>
      <text:p text:style-name="Normal">Enforcer has 750 armour and 5k hull. This change follows Manticore which is 4k hull and 600 armour</text:p>
      <text:p text:style-name="Normal"/>
      <text:p text:style-name="Normal">Accelerated ammo feed now only provides 30% flux reduction instead of 50%</text:p>
      <text:p text:style-name="Normal">As previously mentioned Fortress Shield effect has been reduced from 10 times stronger shield to 5 times stronger shield</text:p>
      <text:p text:style-name="Normal">Phase skimmer was given a longer animation, but it also translates to a ship having longer immunity. As phase skimmer's animation provides iframes</text:p>
      <text:p text:style-name="Normal">Phase teleporter's animation has been shortened and cooldown reduced. As Hyperion is once again 20 DP</text:p>
      <text:p text:style-name="Normal"/>
      <text:p text:style-name="Normal">Pegasus base speed was increased to 50. Executor is now the same in stats as Pegasus. And lacks a Bolt Coherer. But all OP penalties from it and other LG ships have been removed</text:p>
      <text:p text:style-name="Normal">Please note that Kinetic Blaster and Gigacannon have been severely nerfed. But only because all the other weapons were as well</text:p>
      <text:p text:style-name="Normal"/>
      <text:p text:style-name="Normal">[hr]</text:p>
      <text:p text:style-name="Normal"/>
      <text:p text:style-name="Normal">Excessive CR cost per deployment to various High Tech ships such as Hyperion and phase ship friends have been reverted to pre nerf values</text:p>
      <text:p text:style-name="Normal">Gremlin has received a canister flak system</text:p>
      <text:p text:style-name="Normal">Derelicts have been significantly buffed by being provided with additional hull and armour durability. Except for Rampart which was nerfed to be 20 dp instead of 15. </text:p>
      <text:p text:style-name="Normal"/>
      <text:p text:style-name="Normal">Logistical ships have been rebalanced. Venture no longer suffers from civ-grade. But it was not given bonus burn drive speed. Moving at 7. The cargo capacity of various civilian ships have been changed to pre buff values. Atlas and Prometheus have received bonus burn stats. Standing at base 7 burn. This has been done mostly to justify their MKII versions having 7 base burn instead of 6</text:p>
      <text:p text:style-name="Normal"/>
      <text:p text:style-name="Normal">Gemini is now 7 DP and with civ-grade but significantly lower OP stats and lower hull durability. Mule has been nerfed back to being slower as to justify its comparatively low DP cost</text:p>
      <text:p text:style-name="Normal">Logistical phase ships as well as Valkyrie have had their DP costs significantly reduced</text:p>
      <text:p text:style-name="Normal">The PTS values for these logistical ships is now based in their economic cost and not DP. Meaning fleets will no longer have a giant spam of them and they should be less available on the market</text:p>
      <text:p text:style-name="Normal"/>
      <text:p text:style-name="Normal">Defensive anti fighter and missile systems were nerfed heavily. Canister flak, mine strike have had their charge regain reduced to be twice as long. Active and standard flares now have a 10 second instead of 5 cooldown. But are provided with 500 health instead of 1. Allowing them to ram through missiles to prevent them from activating</text:p>
      <text:p text:style-name="Normal"/>
      <text:p text:style-name="Normal">Note mine strike nerf was performed to justify giving Doom its phase cloak without stress back</text:p>
      <text:p text:style-name="Normal"/>
      <text:p text:style-name="Normal">Ill-Advised modifications chance of occurring has been reduced by a factor of 10 allowing Pather fleets to fire their guns more than once.</text:p>
      <text:p text:style-name="Normal">[s]Hegemony doctrine has been rebalanced to be less officer spammy due to the fact that they have a lot of carriers in their doctrine and thus officer spam with carriers isn't really an effective strategy. As most carriers do not really benefit from officers[/s]</text:p>
      <text:p text:style-name="Normal">(reverted to vanilla as per wish to not alter the faction's personality)</text:p>
      <text:p text:style-name="Normal"/>
      <text:p text:style-name="Normal">Target Analysis now affects fighters</text:p>
      <text:p text:style-name="Normal">Note buffs to Fighter Uplink and Carrier Doctrine given this update no longer apply</text:p>
      <text:p text:style-name="Normal">Most skills were reverted to how they were in 0.96. Meaning for example Damage Control+ effect is back to giving a large hull damage reduction instead of EMP quasi-invulnerability</text:p>
      <text:p text:style-name="Normal">This obviously makes Invictus really strong. But note that Invictus is now 10 DP more expensive than Paragon. And thus is a class above it in power level. Or at least is justified in being so.</text:p>
      <text:p text:style-name="Normal">It is intended to be on par with Radiant in terms of power</text:p>
      <text:p text:style-name="Normal"/>
      <text:p text:style-name="Normal">[s]However in light of this, Invictus max OP budget has been reduced by 30.[/s] Note Invictus base flux stats were increased to pre nerf values. [s]So it simply retains that OP budget in flux[/s]</text:p>
      <text:p text:style-name="Normal">(reverted, now with 240 OP again, flux increase remains)</text:p>
      <text:p text:style-name="Normal"/>
      <text:p text:style-name="Normal">The OP cost of Perdition has been reduced from 20 to 12, allowing it to be easily equipped on Invictus</text:p>
      <text:p text:style-name="Normal">Brilliant has been given a Vast Hangar hullmod to allow it to remain being a battlecarrier without being a battlecarrier. Its system has been reverted to active flares from microburn</text:p>
      <text:p text:style-name="Normal">Fulgent was reworked by removing its Bolt Coherer. Increasing its DP to 12, [s]reducing its OP to pre buff value[/s] (OP value now as in vanilla). It now has Plasma Jets instead of High Energy Focus</text:p>
      <text:p text:style-name="Normal">Note this might be subject to change if they prove to be too ineffective in this state</text:p>
      <text:p text:style-name="Normal"/>
      <text:p text:style-name="Normal">High Scatter Amplifier now reduces after 400 range instead of 200</text:p>
      <text:p text:style-name="Normal">Advanced Turret Gyros s-mod now boosts damage both ways</text:p>
      <text:p text:style-name="Normal">Omni-shield Conversion no longer reduces shield angle and s-mod boosts shield angle as well as shield angle gains</text:p>
      <text:p text:style-name="Normal">Space stations no longer benefit from having their recoil halved. Meaning all of them will now struggle to hit small targets on long ranges. Thus along large energies being nerfed now makes Midline station on par with the other stations</text:p>
      <text:p text:style-name="Normal">Automated Repair Unit no only grants shield overload reduction upon s-modding. Instead of additional repair timer reduction</text:p>
      <text:p text:style-name="Normal"/>
      <text:p text:style-name="Normal">Nebulas encountered in combat can slow down ships</text:p>
      <text:p text:style-name="Normal">Max battle size changed to 500, note this number is set to 400 by default</text:p>
      <text:p text:style-name="Normal">Battle join range of enemy and allied factions has been doubled making cheesy sneaky beaky killing one by one tactics significantly more difficult to execute</text:p>
      <text:p text:style-name="Normal"/>
      <text:p text:style-name="Normal">Note patrol interval has been increased from 14 to 35 days as to make it easier to sneak around systems. Make it so that killing patrols now makes them take longer to respawn. And so that they spend considerably more time defending strategic objectives such as buoys or jump-points rather than hanging around the planet they originate from. Yes, this is intended to lower difficult but also weakens colony military base structure</text:p>
      <text:p text:style-name="Normal"/>
      <text:p text:style-name="Normal">[continues endlessly]</text:p>
      <text:p text:style-name="Normal"/>
      <text:p text:style-name="Normal">Patch version 1.03:</text:p>
      <text:p text:style-name="Normal">[spoiler]- Nerfed Coordinated Manoeuvres by making the nav rating increase only from destroy and frigates. But at rates of 3% per frigate, 1% per destroyers</text:p>
      <text:p text:style-name="Normal">- Nerfed Electronic Warfare to no longer provide faster capture rate</text:p>
      <text:p text:style-name="Normal">- Reworked some Threat and Shrouded Dweller nerfs. Their PD weapons no longer consume as much flux, but deal less EMP damage. And have 100 less range</text:p>
      <text:p text:style-name="Normal">- Altered Voltaic Cannon nerf philosophy by making it deal original EMP and energy damage, but cost twice as much flux to fire. Instead of reduced damage and increased flux</text:p>
      <text:p text:style-name="Normal">- Unnerfed Legion to be of original OP. Overhauled some variants</text:p>
      <text:p text:style-name="Normal">- Reworked Brilliant variants. The support one now features a pair of interceptor wings</text:p>
      <text:p text:style-name="Normal">- Overhauled some other Remnant variants</text:p>
      <text:p text:style-name="Normal">- Reverted Radiant nerf of having 30 less OP than in vanilla</text:p>
      <text:p text:style-name="Normal">- Increased Storm Needler's recoil</text:p>
      <text:p text:style-name="Normal">- Nerfed Threat heavily by reducing their missile health and fighter durability</text:p>
      <text:p text:style-name="Normal">- Removed Wolves from Tri-Tachyon doctrine</text:p>
      <text:p text:style-name="Normal">- Reverted all doctrine stat changes to vanilla status</text:p>
      <text:p text:style-name="Normal">- Gave Sindrian Diktat the Wolf</text:p>
      <text:p text:style-name="Normal">- Nerfed MKIX by making it cost 230 flux per projectile</text:p>
      <text:p text:style-name="Normal">- Reduced Remnant Battlestation's shield module overall flux to 15k from 20k, the same nerf High Tech station has received some time ago</text:p>
      <text:p text:style-name="Normal">- Gave Sindrian Diktat and Persean League the Apogee hull</text:p>
      <text:p text:style-name="Normal">- Disapplied some Proximity Charge Launcher nerfs[/spoiler]</text:p>
      <text:p text:style-name="Normal"/>
      <text:p text:style-name="Normal">[hr]</text:p>
      <text:p text:style-name="Normal"/>
      <text:p text:style-name="Normal">[b]Threat and Shrouded Dweller rebalancing[/b]</text:p>
      <text:p text:style-name="Normal"/>
      <text:p text:style-name="Normal">- I'm thinking of ending things, as in the mod has been in development for probably more than a year. I haven't counted. As in it was always leading up to making this... Alternate vanilla. And this was the last step</text:p>
      <text:p text:style-name="Normal"/>
      <text:p text:style-name="Normal">- Colonies were nerfed, ships were rebalanced, and everything was sort of set back to the stone age. And this last challenge ahead was to overcome. But I'm not sure if I did that the way it should have been done. Etc. etc. etc.</text:p>
      <text:p text:style-name="Normal"/>
      <text:p text:style-name="Normal">- Due to the fact that every single trick and thing that could be used to take down Threat and Shrouded Dweller easily has been removed from the game. Radical nerfs had to be applied to these enemies as well. And after executing them, I feel like I have granted them a significantly different persona from the one they have in vanilla</text:p>
      <text:p text:style-name="Normal"/>
      <text:p text:style-name="Normal">- Shrouded Dweller has lost half of its base mobility. Which in turns leads to their eyes being unable to easily acquire enemies at close ranges. They get into position and fight at that position trying to engulf you, but if they do not have the firepower they won't be able to do so. Their unpredictable sources of damage coming from constant lightning strikes, shrouded gaze allows them to burst down various members of your fleet. They might faulter at taking down heavy things you might put up against them. But ultimately that only means you have succeeded financially to get those things on your side. And as you carry them around in the Abyss with lacklustre fuel and supplies. The constant stress of knowing you might not have enough to return will be on your mind</text:p>
      <text:p text:style-name="Normal"/>
      <text:p text:style-name="Normal">- The Shrouded Dweller due to losing so much of their damage capabilities and mobility now gains a different personality. Whilst this ominous and horribly powerful entities tries to pierce into our reality. They can be still defeated by conventional means. But it is relentless an unfathomably numerous. And it does counter a variety of strategies such as phase ships (which have lost a lot of armour), all lighter ships. And I think that generally they should still be kinda strong. Greater manifestation is beatable with an average late game fleet. Lesser variants of this too</text:p>
      <text:p text:style-name="Normal"/>
      <text:p text:style-name="Normal">- Threat on the other hand received a hull durability and armour nerfs. Initially I tried to nerf their numbers by increasing DP. But the way how they are designed makes it too easy for them to be diminished by fighting on multiple fronts. They lack executive potential and majority of their forces tends to hang back due to lacklustre mobility or straight up timid behaviour. They needed numbers first and foremost. And those numbers are retained. But at a cost</text:p>
      <text:p text:style-name="Normal"/>
      <text:p text:style-name="Normal">- Threat very easily dies. Their swarms of nanites traverse relentless. And their ships fight like hell. But they can be burst down with concentrated fire. However they will come back. Units that are not swiftly shut down will also kill you instantly. Assault gets into melee range and pummels, Skirmisher can still dodge projectiles well and engage where it needs to. Dealing moderate damage. Swarms of fighters and missiles are still deployed. But they have had their durability reduced to make it more possible to deal with them with lacklustre point defense tools</text:p>
      <text:p text:style-name="Normal"/>
      <text:p text:style-name="Normal">- Threat remains significantly weaker in this iteration. But they are undying. Kill them in tens or dozens of ships. They will keep coming back. It remains an exhausting experience to push against them. It just feels more plausible to do so with an average fleet. But you will still take heavy casualties as they try to push you back with swarms upon swarms of units. Eventually deploying your peak operating time</text:p>
      <text:p text:style-name="Normal"/>
      <text:p text:style-name="Normal">[hr]</text:p>
      <text:p text:style-name="Normal"/>
      <text:p text:style-name="Normal">- Additional things that I should mention under this is that I have nerfed Coordinated Manoeuvres. I noticed this skill made it so that you would always start with a straight up 20% bonus mobility completely making you free from having to deal with capturing the nav buoy. Now you will, say, climb up to 13% with a bunch of frigates and destroyers. And as your fleet loses these, it will become weaker and will have to rely on nav buoys more</text:p>
      <text:p text:style-name="Normal"/>
      <text:p text:style-name="Normal">- Additionally I have nerfed Electronic Warfare to provide only ECM rating and no longer increased capture rate, as this ability is in my opinion overpowered and makes it difficult for enemies to take objectives. On the other hand I have given Electronic Warfare to Remnants back, as with various nerfs and especially to their numbers, they have lost a lot of their ability to negate your range</text:p>
      <text:p text:style-name="Normal"/>
      <text:p text:style-name="Normal">- Note that the nerf I'm referring to is the general changes to the PTS system affecting fleet-building stats making Remnant fleets similarly to fleets of all other factions smaller on average</text:p>
      <text:p text:style-name="Normal"/>
      <text:p text:style-name="Normal">- Remnant stations have received a huge shield nerf. They have lost 25% of their max capacity making it significantly easier to take them down. A similar nerf has been applied to High Tech stations some time ago. And thus Remnant stations have had their shields stronger by 25% from High Tech ones by flux capacity. Now they are equal in terms of flux capacity. But superior shield efficiency if I recall correctly as well as the fact that Remnant Battlestations are somewhat better and possessive of an Alpha Core should kick in. I have done this because I wanted it to have the old PTS value and not an arbitrary increased one. And fighting these stations felt a bit unfair. A combination of a 3-sided dice with extreme shields and point defense made it nightmarish to siege. It discouraged taking them down and made the quest to do so harder than it should be. With this players should feel inclined to take over Remnant systems rather than farm them indefinitely</text:p>
      <text:p text:style-name="Normal"/>
      <text:p text:style-name="Normal">- Other important feature to discuss is the fact that I have adjusted Brilliant variants to fit with their Active Flare ability and the role of a long range support unit. The Vast Hangar is going to serve them well. Perhaps a bit too well, thus making them overpowered. But at least they're expensive and slow to make up for it. And their OP budget isn't the highest out there. Unlike, say that of an Aurora or Anubis. Brilliants will now utilise mostly beam weapons in their arsenal. The primary variant will use a Tachyon Lance along Hypervelocity Drivers. And the latter variant will use a Paladin PD as in vanilla, but in conjunction with Graviton and Tac Lasers. Whilst employing a pair of Spark fighters as previously mentioned</text:p>
      <text:p text:style-name="Normal"/>
      <text:p text:style-name="Normal">- Beyond that a singular Glimmer variant has been edited to have PD Lasers as 4 IR Pulse + Ion Pulser weren't really optimal</text:p>
      <text:p text:style-name="Normal"/>
      <text:p text:style-name="Normal">- Apogee has been given to 2 other factions. It's kinda funny that there is dialogue about encouraging an Apogee from the Persean League that supposedly was built on Madeira even though Persean League will never sell Apogees. Ever</text:p>
      <text:p text:style-name="Normal"/>
      <text:p text:style-name="Normal">- Removing of Wolves from faction doctrine of Tri-Tachyon and an additional override after, due to the fact that this is already reserved by Hegemony. It's kinda like how a dress designer wouldn't wear their own dress or something like that. Not really important</text:p>
      <text:p text:style-name="Normal"/>
      <text:p text:style-name="Normal">- God I hope I haven't made Threat and Shrouded Dweller too easy. They are now on par with Remnants in terms of difficulty. If not even slightly lower. That kinda makes me happy though. These enemies with additional changes to the price of items they drop are now an actual valid way of earning money in mid to late game. Rather than just being an optional late game challenge. I hope at least... A bigger worry I have is that I have made them boring. But I still have had nightmares after playing against them even in this nerfed state</text:p>
      <text:p text:style-name="Normal"/>
      <text:p text:style-name="Normal">- In fact I saw Jangala breathe. Strange, I know. I was in Corvus, and I saw Jangala breathe in and out. The whole planet. Stretching. Convulsing almost. It was so... Weird. And if it comes to other things around. The thick asteroid belt. And the planets moving in an unpredictable yet cyclical nature. Dashing away from me, and coming back. Me asking them to stay where they are. And yet they moved</text:p>
      <text:p text:style-name="Normal"/>
      <text:p text:style-name="Normal">- The Abyss will do weird things to you in this. Always will... Especially when you are going to be broke</text:p>
      <text:p text:style-name="Normal"/>
      <text:p text:style-name="Normal">[hr]</text:p>
      <text:p text:style-name="Normal"/>
      <text:p text:style-name="Normal">Hmmm, I'm working again on rebalancing the Shrouded Dweller and Threat stuff. There is a typo that I fixed in development that causes their PD to deal slightly more damage than it should. As much as it does in vanilla. I felt like I overnerfed some weapons here and there, and should re-evalue some of them to make them a bit harder</text:p>
      <text:p text:style-name="Normal"/>
      <text:p text:style-name="Normal">Mostly PD stuff. And the Shrouded Dweller fighters. There will also be a nerf to beams and some missile weapons next update to this mod. And some tweaks to Remnant variants. Which comes with the beam weapon nerfs</text:p>
      <text:p text:style-name="Normal"/>
      <text:p text:style-name="Normal">The reasoning behind nerfing beam weapons is that now that all the weapons have horrible accuracy and bad flux rating except the ones that also have horrid flux efficiency. It makes me feel like beams are with their direct firepower very powerful. Shutting them down will be the last step in making it so that range meta is dead in this iteration of balancing. Granted all of this is being done simply because i didnt want to nerf ITU, cause I would have to rework every variant in the game... So I just preferred to nerf beams instead. Next update Tachyon Lance will be 30 OP</text:p>
      <text:p text:style-name="Normal"/>
      <text:p text:style-name="Normal">This will also help out Threat which relies on fast weaker ships. Meaning that beams wont find it as easy to kill them with increased flux spending. Yeah, I know... How dumb it is to describe Threat as fast and easy to kill. When in the game they are the opposite of that. Oh well, glad the devs left me the tools to do this</text:p>
      <text:p text:style-name="Normal"/>
      <text:p text:style-name="Normal">[hr]</text:p>
      <text:p text:style-name="Normal"/>
      <text:p text:style-name="Normal">[b]hotfix 1.013[/b]</text:p>
      <text:p text:style-name="Normal"/>
      <text:p text:style-name="Normal">- Decreased Paladin PD main damage by 50%, now again at 1.5 flux efficiency</text:p>
      <text:p text:style-name="Normal">- Increased flux spending of all beam weapons. Graviton went to 1, IR Autolance to 0.4. Tac Laser to 1. PD laser, LR PD laser gained a 10 point flux increase. Mining Laser now costs 35 flux to fire per second</text:p>
      <text:p text:style-name="Normal">- Tachyon Lance OP cost increased to 30</text:p>
      <text:p text:style-name="Normal">- HIL, Phase Lance unchanged</text:p>
      <text:p text:style-name="Normal">- Graviton was nerfed to no longer provide a push effect and a shield weakening effect</text:p>
      <text:p text:style-name="Normal">- Gazer too</text:p>
      <text:p text:style-name="Normal">- Nerfed High Scatter Amplifier to cost the same as a standard hullmod and no longer provide a damage boon either by itself or through the s-mod effect</text:p>
      <text:p text:style-name="Normal"/>
      <text:p text:style-name="Normal">- Changed nerfs on late game lightning PD weapons, all weapons behave exactly the same as they do in vanilla except with 100 less range. The Omega PD lightning weapon remain unchanged</text:p>
      <text:p text:style-name="Normal">- Unnerfed Minipulser to be exactly like it is in vanilla</text:p>
      <text:p text:style-name="Normal">- Shrouded Dweller fighters will now spawn at the same rate as they do in vanilla. They will also be twice as heavy as they are in vanilla, dealing more kinetic damage and causing more havoc. But twice as slow in return, making it difficult for them to catch up with fast moving ships like frigates or light cruisers</text:p>
      <text:p text:style-name="Normal"/>
      <text:p text:style-name="Normal">- Nerfed Cyclone and Hammer Barrage. Cyclone has now 20 projectiles which are launched at 16 second interval without a speed boost. Barrage is now 20 OP</text:p>
      <text:p text:style-name="Normal">- Nerfed Harpoon and Sabot launchers (not single) to cost 5 OP instead of 4</text:p>
      <text:p text:style-name="Normal">- Reverted nerf to Flash OP cost</text:p>
      <text:p text:style-name="Normal">- Cobra now costs 15 OP again, but it has 2 fighters per wing</text:p>
      <text:p text:style-name="Normal"/>
      <text:p text:style-name="Normal">- Shifted the balancing doctrine of Gigacannon and Kinetic Blaster</text:p>
      <text:p text:style-name="Normal"/>
      <text:p text:style-name="Normal">- Increased the cost of raising industry from 5 times the original value to 10 times. Note in vanilla it's 5. This means a Star Fortress costs 2 million credits for example</text:p>
      <text:p text:style-name="Normal"/>
      <text:p text:style-name="Normal">- Reworked a singular Eagle variant that involves being balanced</text:p>
      <text:p text:style-name="Normal">- Reworked Brilliant variants to be more incompetent and thus more in line with other NPC variants</text:p>
      <text:p text:style-name="Normal">- Reworked one Glimmer variant with Ion Pulser to use Sabots along IR Pulse Lasers instead 4 IR Pulse Lasers (Why?)</text:p>
      <text:p text:style-name="Normal"/>
      <text:p text:style-name="Normal">[hr]</text:p>
      <text:p text:style-name="Normal"/>
      <text:p text:style-name="Normal">The reasoning behind the beam weapon nerfs is that after nerfing accuracy and flux efficiency of a variety of weapons. Beams were now the dominant form of long range damage. They were also exceptionally good at killing light targets. Including Threat. To make Threat stronger, I have nerfed beam weapons. Yes</text:p>
      <text:p text:style-name="Normal"/>
      <text:p text:style-name="Normal">This includes Paladin PD which will no longer mow down Threat bugs. Graviton Beam has been reverted to being bad, as well as Gazer, cause generally the weapons are so flux inefficient that that damage it applies can actually be lethal for them</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